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4.5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cm" fo:min-width="4.5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25cm" fo:min-width="4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75cm" fo:min-width="4.5cm"/>
      <style:paragraph-properties style:writing-mode="lr-tb"/>
    </style:style>
    <style:style style:name="gr11" style:family="graphic" style:parent-style-name="objectwithoutfill">
      <style:graphic-properties draw:marker-start="Arrowheads_20_4" draw:marker-end="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3cm" fo:min-width="4.5cm"/>
      <style:paragraph-properties style:writing-mode="lr-tb"/>
    </style:style>
    <style:style style:name="P1" style:family="paragraph">
      <style:paragraph-properties fo:text-align="center" style:writing-mode="lr-tb"/>
      <style:text-properties style:use-window-font-color="true" loext:opacity="0%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T1" style:family="text">
      <style:text-properties style:use-window-font-color="true" loext:opacity="0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2.25cm" svg:x="1.75cm" svg:y="5.5cm">
          <text:p text:style-name="P1"><text:span text:style-name="T1">Read</text:span><text:span text:style-name="T1">ing </text:span><text:span text:style-name="T1">data</text:span><text:span text:style-name="T1"><text:line-break/></text:span><text:span text:style-name="T1">from </text:span><text:span text:style-name="T1">smar</text:span><text:span text:style-name="T1">t </text:span><text:span text:style-name="T1">met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25cm" svg:x="1.75cm" svg:y="9.75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25cm" svg:y1="7.75cm" svg:x2="4.25cm" svg:y2="9.75cm">
          <text:p/>
        </draw:line>
        <draw:frame draw:style-name="gr3" draw:text-style-name="P4" draw:layer="layout" svg:width="5cm" svg:height="1.75cm" svg:x="1.25cm" svg:y="4cm">
          <draw:text-box>
            <text:p>ESP32 (C/C++)</text:p>
          </draw:text-box>
        </draw:frame>
        <draw:custom-shape draw:style-name="gr1" draw:text-style-name="P2" draw:layer="layout" svg:width="5cm" svg:height="2.25cm" svg:x="1.75cm" svg:y="9.75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25cm" svg:x="1.75cm" svg:y="9.75cm">
          <text:p text:style-name="P2">Converting<text:line-break/>Dat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25cm" svg:x="1.75cm" svg:y="14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25cm" svg:y1="12cm" svg:x2="4.25cm" svg:y2="14cm">
          <text:p/>
        </draw:line>
        <draw:custom-shape draw:style-name="gr1" draw:text-style-name="P2" draw:layer="layout" svg:width="5cm" svg:height="2.25cm" svg:x="1.75cm" svg:y="14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25cm" svg:x="1.75cm" svg:y="14cm">
          <text:p text:style-name="P2">HTTP<text:line-break/>Post Request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75cm" svg:height="1.75cm" svg:x="13.5cm" svg:y="4.25cm">
          <draw:text-box>
            <text:p>Raspberry Pi<text:line-break/>(PHP / SQL)</text:p>
          </draw:text-box>
        </draw:frame>
        <draw:custom-shape draw:style-name="gr1" draw:text-style-name="P1" draw:layer="layout" svg:width="5cm" svg:height="2.25cm" svg:x="13.25cm" svg:y="14cm">
          <text:p text:style-name="P1"><text:span text:style-name="T1">Receiving</text:span><text:span text:style-name="T1"><text:line-break/></text:span><text:span text:style-name="T1">Post 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25cm" svg:x="13.25cm" svg:y="18.25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5cm" svg:y1="16.25cm" svg:x2="15.75cm" svg:y2="18.25cm">
          <text:p/>
        </draw:line>
        <draw:custom-shape draw:style-name="gr1" draw:text-style-name="P2" draw:layer="layout" svg:width="5cm" svg:height="2.25cm" svg:x="13.25cm" svg:y="18.25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25cm" svg:x="13.25cm" svg:y="18.25cm">
          <text:p text:style-name="P2">Verifying<text:line-break/>API Key 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25cm" svg:x="13.25cm" svg:y="22.5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5cm" svg:y1="20.5cm" svg:x2="15.75cm" svg:y2="22.5cm">
          <text:p/>
        </draw:line>
        <draw:custom-shape draw:style-name="gr1" draw:text-style-name="P2" draw:layer="layout" svg:width="5cm" svg:height="2.25cm" svg:x="13.25cm" svg:y="22.5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2.75cm" svg:x="13.25cm" svg:y="22.5cm">
          <text:p text:style-name="P2">Writing data<text:line-break/>to databas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75cm" svg:y1="15cm" svg:x2="13.25cm" svg:y2="15cm">
          <text:p/>
        </draw:line>
        <draw:frame draw:style-name="gr6" draw:text-style-name="P4" draw:layer="layout" svg:width="3.75cm" svg:height="2.384cm" svg:x="8.5cm" svg:y="13.25cm">
          <draw:text-box>
            <text:p>HTTP Post Via WiFi</text:p>
          </draw:text-box>
        </draw:frame>
      </draw:page>
      <draw:page draw:name="page2" draw:style-name="dp1" draw:master-page-name="Default">
        <draw:frame draw:style-name="gr7" draw:text-style-name="P6" draw:layer="layout" svg:width="4.25cm" svg:height="1.673cm" svg:x="2.25cm" svg:y="3.2cm">
          <draw:text-box>
            <text:p text:style-name="P5">Raspberry Pi<text:line-break/>(PHP / SQL)</text:p>
          </draw:text-box>
        </draw:frame>
        <draw:frame draw:style-name="gr8" draw:text-style-name="P4" draw:layer="layout" svg:width="4.5cm" svg:height="1.673cm" svg:x="13.5cm" svg:y="3.201cm">
          <draw:text-box>
            <text:p>WiFi display</text:p>
          </draw:text-box>
        </draw:frame>
        <draw:custom-shape draw:style-name="gr9" draw:text-style-name="P1" draw:layer="layout" svg:width="5cm" svg:height="3.5cm" svg:x="13cm" svg:y="4.2cm">
          <text:p text:style-name="P1"><text:span text:style-name="T1">Wait 1 minute</text:span><text:span text:style-name="T1"><text:line-break/></text:span><text:span text:style-name="T1">or change</text:span><text:span text:style-name="T1"><text:line-break/></text:span><text:span text:style-name="T1">in mod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5cm" svg:y1="7.7cm" svg:x2="15.5cm" svg:y2="8.95cm">
          <text:p/>
        </draw:line>
        <draw:custom-shape draw:style-name="gr10" draw:text-style-name="P1" draw:layer="layout" svg:width="5cm" svg:height="3cm" svg:x="13cm" svg:y="8.95cm">
          <text:p text:style-name="P1"><text:span text:style-name="T1">Selector</text:span><text:span text:style-name="T1"><text:line-break/></text:span><text:span text:style-name="T1">Parameter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6.5cm" svg:y1="10.7cm" svg:x2="13cm" svg:y2="10.7cm">
          <text:p/>
        </draw:line>
        <draw:custom-shape draw:style-name="gr1" draw:text-style-name="P1" draw:layer="layout" svg:width="5cm" svg:height="2.25cm" svg:x="1.5cm" svg:y="9.45cm">
          <text:p text:style-name="P1"><text:span text:style-name="T1">Receiving</text:span><text:span text:style-name="T1"><text:line-break/></text:span><text:span text:style-name="T1">HTTP</text:span><text:span text:style-name="T1"><text:line-break/></text:span><text:span text:style-name="T1">Get request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75cm" svg:height="1.75cm" svg:x="8.25cm" svg:y="8.95cm">
          <draw:text-box>
            <text:p>HTTP GET Via WiFi</text:p>
          </draw:text-box>
        </draw:frame>
        <draw:line draw:style-name="gr2" draw:text-style-name="P3" draw:layer="layout" svg:x1="4cm" svg:y1="11.7cm" svg:x2="4cm" svg:y2="12.95cm">
          <text:p/>
        </draw:line>
        <draw:custom-shape draw:style-name="gr12" draw:text-style-name="P1" draw:layer="layout" svg:width="5cm" svg:height="3.25cm" svg:x="1.5cm" svg:y="12.95cm">
          <text:p text:style-name="P1"><text:span text:style-name="T1">Selector</text:span></text:p>
          <text:p text:style-name="P1"><text:span text:style-name="T1">To</text:span></text:p>
          <text:p text:style-name="P1"><text:span text:style-name="T1">Quer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cm" svg:y1="16.2cm" svg:x2="4cm" svg:y2="17.95cm">
          <text:p/>
        </draw:line>
        <draw:custom-shape draw:style-name="gr1" draw:text-style-name="P1" draw:layer="layout" svg:width="5cm" svg:height="2.25cm" svg:x="1.5cm" svg:y="17.95cm">
          <text:p text:style-name="P1"><text:span text:style-name="T1">Run</text:span><text:span text:style-name="T1"><text:line-break/></text:span><text:span text:style-name="T1">Quer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cm" svg:y1="20.2cm" svg:x2="4cm" svg:y2="21.95cm">
          <text:p/>
        </draw:line>
        <draw:custom-shape draw:style-name="gr1" draw:text-style-name="P1" draw:layer="layout" svg:width="5cm" svg:height="2.25cm" svg:x="1.5cm" svg:y="21.95cm">
          <text:p text:style-name="P1"><text:span text:style-name="T1">Edge Case</text:span><text:span text:style-name="T1"><text:line-break/></text:span><text:span text:style-name="T1">Detec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cm" svg:height="3cm" svg:x="13cm" svg:y="21.7cm">
          <text:p text:style-name="P1"><text:span text:style-name="T1">Payload String</text:span><text:span text:style-name="T1"><text:line-break/></text:span><text:span text:style-name="T1">to Int array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5cm" svg:y1="23.115cm" svg:x2="13cm" svg:y2="23.115cm">
          <text:p/>
        </draw:line>
        <draw:frame draw:style-name="gr6" draw:text-style-name="P4" draw:layer="layout" svg:width="3.75cm" svg:height="2.384cm" svg:x="8cm" svg:y="20.316cm">
          <draw:text-box>
            <text:p><text:span text:style-name="T2">HTTP GET </text:span>return Payload</text:p>
          </draw:text-box>
        </draw:frame>
        <draw:line draw:style-name="gr2" draw:text-style-name="P3" draw:layer="layout" svg:x1="15.5cm" svg:y1="24.7cm" svg:x2="15.5cm" svg:y2="26.45cm">
          <text:p/>
        </draw:line>
        <draw:custom-shape draw:style-name="gr1" draw:text-style-name="P1" draw:layer="layout" svg:width="5cm" svg:height="2.25cm" svg:x="13cm" svg:y="26.45cm">
          <text:p text:style-name="P1"><text:span text:style-name="T1">Edge Case</text:span><text:span text:style-name="T1"><text:line-break/></text:span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.25cm" svg:x="13cm" svg:y="26.45cm">
          <text:p text:style-name="P1"><text:span text:style-name="T1">Edge Case</text:span><text:span text:style-name="T1"><text:line-break/></text:span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.25cm" svg:x="13cm" svg:y="26.45cm">
          <text:p text:style-name="P1"><text:span text:style-name="T1">Drawing Grap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2T14:21:46.319258771</meta:creation-date>
    <meta:editing-duration>P5DT15H31M35S</meta:editing-duration>
    <meta:editing-cycles>27</meta:editing-cycles>
    <meta:generator>LibreOffice/7.2.6.2$Linux_X86_64 LibreOffice_project/20$Build-2</meta:generator>
    <dc:date>2022-05-08T11:30:04.960396278</dc:date>
    <meta:document-statistic meta:object-count="43"/>
  </office:meta>
</office:document-meta>
</file>